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Black" svg:font-family="'Source Code Pro Black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ro1" style:family="table-row">
      <style:table-row-properties style:row-height="21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none" fo:border-top="0.74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 style:vertical-align="middle"/>
      <style:paragraph-properties fo:text-align="center" fo:margin-left="0pt"/>
    </style:style>
    <style:style style:name="ce5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none" fo:border-top="none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font-name="Source Code Pro Black" fo:font-size="16pt" style:font-size-asian="16pt" style:font-size-complex="16pt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font-name="Source Code Pro Black" fo:font-size="16pt" style:font-size-asian="16pt" style:font-size-complex="16pt"/>
    </style:style>
    <style:style style:name="ce1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pt"/>
    </style:style>
    <style:style style:name="ce17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6"/>
        <table:table-column table:style-name="co1" table:default-cell-style-name="ce8"/>
        <table:table-column table:style-name="co1" table:default-cell-style-name="ce6"/>
        <table:table-column table:style-name="co1" table:default-cell-style-name="ce8"/>
        <table:table-column table:style-name="co1" table:default-cell-style-name="ce6"/>
        <table:table-column table:style-name="co1" table:default-cell-style-name="ce8"/>
        <table:table-column table:style-name="co1" table:default-cell-style-name="ce6"/>
        <table:table-column table:style-name="co1" table:default-cell-style-name="ce8"/>
        <table:table-column table:style-name="co1" table:default-cell-style-name="ce6"/>
        <table:table-column table:style-name="co1" table:default-cell-style-name="ce8"/>
        <table:table-column table:style-name="co1" table:default-cell-style-name="ce6"/>
        <table:table-column table:style-name="co1" table:default-cell-style-name="ce8"/>
        <table:table-column table:style-name="co1" table:default-cell-style-name="ce6"/>
        <table:table-column table:style-name="co1" table:default-cell-style-name="ce8"/>
        <table:table-column table:style-name="co1" table:default-cell-style-name="ce6"/>
        <table:table-column table:style-name="co1" table:default-cell-style-name="ce8"/>
        <table:table-column table:style-name="co1" table:default-cell-style-name="ce6"/>
        <table:table-column table:style-name="co1" table:default-cell-style-name="ce8"/>
        <table:table-column table:style-name="co1" table:default-cell-style-name="ce6"/>
        <table:table-column table:style-name="co1" table:default-cell-style-name="ce8"/>
        <table:table-column table:style-name="co1" table:default-cell-style-name="ce6"/>
        <table:table-column table:style-name="co1" table:default-cell-style-name="ce8"/>
        <table:table-column table:style-name="co1" table:default-cell-style-name="ce6"/>
        <table:table-column table:style-name="co1" table:default-cell-style-name="ce8"/>
        <table:table-column table:style-name="co1" table:default-cell-style-name="ce6"/>
        <table:table-column table:style-name="co1" table:default-cell-style-name="ce8"/>
        <table:table-column table:style-name="co1" table:default-cell-style-name="ce6"/>
        <table:table-column table:style-name="co1" table:default-cell-style-name="ce8"/>
        <table:table-column table:style-name="co1" table:default-cell-style-name="ce6"/>
        <table:table-column table:style-name="co1" table:default-cell-style-name="ce8"/>
        <table:table-column table:style-name="co1" table:default-cell-style-name="ce6"/>
        <table:table-column table:style-name="co1" table:number-columns-repeated="961" table:default-cell-style-name="ce8"/>
        <table:table-column table:style-name="co1" table:number-columns-repeated="31" table:default-cell-style-name="Default"/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960"/>
          <table:table-cell table:style-name="ce17" table:number-columns-repeated="3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2" office:value-type="string" calcext:value-type="string">
            <text:p>Packet version</text:p>
          </table:table-cell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3"/>
          <table:table-cell table:style-name="ce3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2" office:value-type="string" calcext:value-type="string">
            <text:p>Packet size</text:p>
          </table:table-cell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3"/>
          <table:table-cell table:number-columns-repeated="99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2" office:value-type="string" calcext:value-type="string">
            <text:p>Recieve sequence count</text:p>
          </table:table-cell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3"/>
          <table:table-cell table:style-name="ce3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2" office:value-type="string" calcext:value-type="string">
            <text:p>Transmit sequence count</text:p>
          </table:table-cell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3"/>
          <table:table-cell table:number-columns-repeated="99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2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2" office:value-type="string" calcext:value-type="string">
            <text:p>X Euler (Float)</text:p>
          </table:table-cell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2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3"/>
          <table:table-cell table:number-columns-repeated="99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2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2" office:value-type="string" calcext:value-type="string">
            <text:p>Y Euler (Float)</text:p>
          </table:table-cell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2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3"/>
          <table:table-cell table:number-columns-repeated="99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2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2" office:value-type="string" calcext:value-type="string">
            <text:p>Z Euler (Float)</text:p>
          </table:table-cell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2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3"/>
          <table:table-cell table:number-columns-repeated="99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2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2" office:value-type="string" calcext:value-type="string">
            <text:p>X Acceleration (Float)</text:p>
          </table:table-cell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2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3"/>
          <table:table-cell table:number-columns-repeated="99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2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2" office:value-type="string" calcext:value-type="string">
            <text:p>Y Acceleration (Float)</text:p>
          </table:table-cell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2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3"/>
          <table:table-cell table:number-columns-repeated="991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2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2" office:value-type="string" calcext:value-type="string">
            <text:p>Z Acceleration (Float)</text:p>
          </table:table-cell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2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3"/>
          <table:table-cell table:number-columns-repeated="991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2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2" office:value-type="string" calcext:value-type="string">
            <text:p>Latitude (Float)</text:p>
          </table:table-cell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2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3"/>
          <table:table-cell table:number-columns-repeated="99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2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2" office:value-type="string" calcext:value-type="string">
            <text:p>Longitude (Float)</text:p>
          </table:table-cell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2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3"/>
          <table:table-cell table:number-columns-repeated="991"/>
        </table:table-row>
        <table:table-row table:style-name="ro1">
          <table:table-cell office:value-type="string" calcext:value-type="string">
            <text:p>…</text:p>
          </table:table-cell>
          <table:table-cell table:style-name="ce4"/>
          <table:table-cell table:number-columns-repeated="14"/>
          <table:table-cell table:style-name="ce14" office:value-type="string" calcext:value-type="string">
            <text:p>24 Byte Padding</text:p>
          </table:table-cell>
          <table:table-cell table:number-columns-repeated="15"/>
          <table:table-cell table:style-name="ce15"/>
          <table:table-cell table:number-columns-repeated="99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5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style-name="ce16"/>
          <table:table-cell table:number-columns-repeated="99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 Black" svg:font-family="'Source Code Pro Black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Fent</meta:initial-creator>
    <meta:creation-date>2015-07-14T12:27:45.383714867</meta:creation-date>
    <dc:date>2015-07-14T13:00:27.489397883</dc:date>
    <dc:creator>Philipp Fent</dc:creator>
    <meta:editing-duration>PT10M7S</meta:editing-duration>
    <meta:editing-cycles>2</meta:editing-cycles>
    <meta:generator>LibreOffice/4.4.4.3$Linux_X86_64 LibreOffice_project/40m0$Build-3</meta:generator>
    <meta:document-statistic meta:table-count="1" meta:cell-count="57" meta:object-count="0"/>
  </office:meta>
</office:document-meta>
</file>